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Footnote">
      <style:text-properties officeooo:paragraph-rsid="022d098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352e3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35f8fb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18fd8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4473353" style:font-size-asian="8pt" style:font-style-asian="normal" style:font-weight-asian="normal" style:font-size-complex="8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1657261" style:font-size-asian="8pt" style:font-style-asian="normal" style:font-weight-asian="normal" style:font-size-complex="8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8pt" fo:language="en" fo:country="GB" fo:font-style="normal" fo:font-weight="normal" officeooo:rsid="0fed6741" style:font-size-asian="8pt" style:font-style-asian="normal" style:font-weight-asian="normal" style:font-size-complex="8pt" style:font-style-complex="normal" style:font-weight-complex="normal" loext:padding="0.049cm" loext:border="0.31pt solid #000000"/>
    </style:style>
    <style:style style:name="T140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2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3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4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5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6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7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officeooo:rsid="014eeaf0"/>
    </style:style>
    <style:style style:name="T173" style:family="text">
      <style:text-properties officeooo:rsid="014ea810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92" style:family="text">
      <style:text-properties officeooo:rsid="00172dcf"/>
    </style:style>
    <style:style style:name="T193" style:family="text">
      <style:text-properties fo:font-weight="normal" officeooo:rsid="00172dcf" style:font-weight-asian="normal" style:font-weight-complex="normal"/>
    </style:style>
    <style:style style:name="T194" style:family="text">
      <style:text-properties officeooo:rsid="0119bd75"/>
    </style:style>
    <style:style style:name="T195" style:family="text">
      <style:text-properties style:font-name="Liberation Sans"/>
    </style:style>
    <style:style style:name="T196" style:family="text">
      <style:text-properties style:font-name="Liberation Sans" fo:font-size="12pt" style:font-size-asian="12pt" style:font-size-complex="12pt"/>
    </style:style>
    <style:style style:name="T197" style:family="text">
      <style:text-properties style:font-name="Liberation Sans" fo:font-size="12pt" officeooo:rsid="009c12e0" style:font-size-asian="12pt" style:font-size-complex="12pt"/>
    </style:style>
    <style:style style:name="T198" style:family="text">
      <style:text-properties style:font-name="Liberation Sans" fo:font-size="12pt" officeooo:rsid="00178133" style:font-size-asian="12pt" style:font-size-complex="12pt"/>
    </style:style>
    <style:style style:name="T199" style:family="text">
      <style:text-properties style:font-name="Liberation Sans" fo:font-size="12pt" officeooo:rsid="007ef2fc" style:font-size-asian="12pt" style:font-size-complex="12pt"/>
    </style:style>
    <style:style style:name="T200" style:family="text">
      <style:text-properties style:font-name="Liberation Sans" fo:font-size="12pt" style:text-underline-style="none" officeooo:rsid="009c12e0" style:font-size-asian="12pt" style:font-size-complex="12pt"/>
    </style:style>
    <style:style style:name="T201" style:family="text">
      <style:text-properties style:font-name="Liberation Sans" fo:font-size="10pt" style:font-size-asian="10pt" style:font-size-complex="10pt"/>
    </style:style>
    <style:style style:name="T202" style:family="text">
      <style:text-properties style:font-name="Liberation Sans" fo:font-size="10pt" officeooo:rsid="0203f598" style:font-size-asian="10pt" style:font-size-complex="10pt"/>
    </style:style>
    <style:style style:name="T203" style:family="text">
      <style:text-properties officeooo:rsid="007505e5"/>
    </style:style>
    <style:style style:name="T204" style:family="text">
      <style:text-properties officeooo:rsid="0013aa8e"/>
    </style:style>
    <style:style style:name="T205" style:family="text">
      <style:text-properties officeooo:rsid="007ef2fc"/>
    </style:style>
    <style:style style:name="T206" style:family="text">
      <style:text-properties officeooo:rsid="01e96954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officeooo:rsid="04473353"/>
    </style:style>
    <style:style style:name="T210" style:family="text">
      <style:text-properties officeooo:rsid="0f95a7a0"/>
    </style:style>
    <style:style style:name="T211" style:family="text">
      <style:text-properties officeooo:rsid="0f8f58bd"/>
    </style:style>
    <style:style style:name="T212" style:family="text">
      <style:text-properties officeooo:rsid="0aace3cd"/>
    </style:style>
    <style:style style:name="T213" style:family="text">
      <style:text-properties style:font-name="Ubuntu1" fo:font-size="10pt" style:font-size-asian="10pt" style:font-size-complex="10pt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56">C</text:span></text:span><text:span text:style-name="Strong_20_Emphasis"><text:span text:style-name="T155">hecklist voor </text:span></text:span><text:span text:style-name="Strong_20_Emphasis"><text:span text:style-name="T156">het</text:span></text:span><text:span text:style-name="Strong_20_Emphasis"><text:span text:style-name="T155"> </text:span></text:span><text:span text:style-name="Strong_20_Emphasis"><text:span text:style-name="T157">overzetten</text:span></text:span><text:span text:style-name="Strong_20_Emphasis"><text:span text:style-name="T155"> van Windows naar </text:span></text:span><text:span text:style-name="Strong_20_Emphasis"><text:span text:style-name="T158">Linux (</text:span></text:span><text:span text:style-name="Strong_20_Emphasis"><text:span text:style-name="T159">Ubuntu,</text:span></text:span><text:span text:style-name="Strong_20_Emphasis"><text:span text:style-name="T160"> Debian, </text:span></text:span><text:span text:style-name="Strong_20_Emphasis"><text:span text:style-name="T162">of Rocky Linux</text:span></text:span><text:span text:style-name="Strong_20_Emphasis"><text:span text:style-name="T161">)</text:span></text:span><text:span text:style-name="T155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text:style-name="L1">
        <text:list-item>
          <text:p text:style-name="P66"><text:span text:style-name="T146">Over</text:span><text:span text:style-name="T147">zetten</text:span><text:span text:style-name="T145"> voorbereiden</text:span><text:span text:style-name="T141"> (</text:span><text:span text:style-name="T144">alleen als </text:span><text:span text:style-name="T140">op</text:span><text:span text:style-name="T141"> Windows </text:span><text:span text:style-name="T142">D</text:span><text:span text:style-name="T143">esktop</text:span><text:span text:style-name="T154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48">Verbreek de Internetverbinding, zodat er geen nieuwe </text:span><text:span text:style-name="T149">e-</text:span><text:span text:style-name="T148">mails </text:span><text:span text:style-name="T149">meer</text:span><text:span text:style-name="T150"> </text:span><text:span text:style-name="T149">binnen </text:span><text:span text:style-name="T150">kunnen </text:span><text:span text:style-name="T148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203">l</text:span> <text:span text:style-name="T204">computernaam en </text:span>gebruikersnamen (zie pagina <text:span text:style-name="T205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96">Verzamel </text:span><text:span text:style-name="Emphasis"><text:span text:style-name="T200">per gebruiker</text:span></text:span><text:span text:style-name="T197"> </text:span><text:span text:style-name="T196">E-mailadressen </text:span><text:span text:style-name="T198">en</text:span><text:span text:style-name="T196"> mailserver</text:span><text:span text:style-name="T198">adressen</text:span><text:span text:style-name="T196"> inclusief gebruikersnamen en wachtwoorden, zie pagina </text:span><text:span text:style-name="T199">4</text:span><text:span text:style-name="T19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63">Installeer en start </text:span><text:span text:style-name="T169">Google Chrome</text:span><text:span text:style-name="T163">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63">.</text:span></text:p>
            <text:p text:style-name="P24"><text:span text:style-name="T151">Als importeren niet lukt, alles exporteren </text:span><text:span text:style-name="T152">op alle mogelijke manieren </text:span><text:span text:style-name="T151">vanuit </text:span><text:span text:style-name="T153">de </text:span><text:span text:style-name="T15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63">Installeer en start Mozilla Firefox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63">.</text:span></text:p>
            <text:p text:style-name="P25"><text:span text:style-name="T151">Als importeren niet lukt, alles exporteren </text:span><text:span text:style-name="T152">op alle mogelijke manieren </text:span><text:span text:style-name="T151">vanuit </text:span><text:span text:style-name="T153">de </text:span><text:span text:style-name="T15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63">Installeer en start Mozilla Thunderbird, importeer </text:span><text:span text:style-name="Emphasis"><text:span text:style-name="T170">per gebruiker</text:span></text:span><text:span text:style-name="T164"> </text:span><text:span text:style-name="T165">vanuit </text:span><text:span text:style-name="T166">het </text:span><text:span text:style-name="T165">huidig e-mailprogramma </text:span><text:span text:style-name="T167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3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3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3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3"><text:tab/></text:span></text:span><text:span text:style-name="T167">accountinstellingen</text:span><text:span text:style-name="T16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4"><text:s/></text:span></text:span><text:span text:style-name="Strong_20_Emphasis"><text:span text:style-name="T175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74"><text:s/></text:span></text:span><text:span text:style-name="Strong_20_Emphasis"><text:span text:style-name="T175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74"><text:s/></text:span></text:span><text:span text:style-name="Strong_20_Emphasis"><text:span text:style-name="T175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74"><text:s/></text:span></text:span><text:span text:style-name="Strong_20_Emphasis"><text:span text:style-name="T175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75"><text:tab/></text:span></text:span><text:span text:style-name="T195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4"><text:s/></text:span></text:span><text:span text:style-name="Strong_20_Emphasis"><text:span text:style-name="T175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74"><text:s/></text:span></text:span><text:span text:style-name="Strong_20_Emphasis"><text:span text:style-name="T175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74"><text:s/></text:span></text:span><text:span text:style-name="Strong_20_Emphasis"><text:span text:style-name="T175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74"><text:s/></text:span></text:span><text:span text:style-name="Strong_20_Emphasis"><text:span text:style-name="T175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75"><text:tab/></text:span></text:span><text:span text:style-name="T195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3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3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3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3"><text:tab/></text:span></text:span><text:span text:style-name="T168">agenda, </text:span><text:span text:style-name="T163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3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3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3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3"><text:tab/></text:span></text:span><text:span text:style-name="T163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9">Over</text:span></text:span><text:span text:style-name="Strong_20_Emphasis"><text:span text:style-name="T70">zetten</text:span></text:span><text:span text:style-name="Strong_20_Emphasis"><text:span text:style-name="T65"> voorbereiden</text:span></text:span><text:span text:style-name="Strong_20_Emphasis"><text:span text:style-name="T89"> - </text:span></text:span><text:span text:style-name="Strong_20_Emphasis"><text:span text:style-name="T90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3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3">Start de computer op vanaf</text:span></text:span><text:span text:style-name="Strong_20_Emphasis"><text:span text:style-name="T93"><text:note text:id="ftn1" text:note-class="footnote"><text:note-citation>1</text:note-citation><text:note-body><text:p text:style-name="P60"><text:span text:style-name="T96">B</text:span><text:span text:style-name="T97">ootmenu/</text:span><text:span text:style-name="T96">S</text:span><text:span text:style-name="T97">etup</text:span><text:span text:style-name="T95"> via </text:span><text:span text:style-name="T99">é</text:span><text:span text:style-name="T100">é</text:span><text:span text:style-name="T96">n van d</text:span><text:span text:style-name="T114">e </text:span><text:span text:style-name="T116">v</text:span><text:span text:style-name="Definition"><text:span text:style-name="T115">eelgebruikte toetsen: Esc, Delete, F1, F2, F9, F10, F11, o</text:span></text:span><text:span text:style-name="Definition"><text:span text:style-name="T118">f</text:span></text:span><text:span text:style-name="Definition"><text:span text:style-name="T115"> F12</text:span></text:span></text:p></text:note-body></text:note></text:span></text:span><text:span text:style-name="Strong_20_Emphasis"><text:span text:style-name="T93"> </text:span></text:span><text:span text:style-name="Strong_20_Emphasis"><text:span text:style-name="T94">een</text:span></text:span><text:span text:style-name="Strong_20_Emphasis"><text:span text:style-name="T9"> </text:span></text:span><text:span text:style-name="Strong_20_Emphasis"><text:span text:style-name="T15">Ubuntu,</text:span></text:span><text:span text:style-name="Strong_20_Emphasis"><text:span text:style-name="T17"> Debian, </text:span></text:span><text:span text:style-name="Strong_20_Emphasis"><text:span text:style-name="T24">of Rocky Linux</text:span></text:span><text:span text:style-name="Strong_20_Emphasis"><text:span text:style-name="T17"> </text:span></text:span><text:span text:style-name="Strong_20_Emphasis"><text:span text:style-name="T20">Desktop/</text:span></text:span><text:span text:style-name="Strong_20_Emphasis"><text:span text:style-name="T25">Workstation</text:span></text:span><text:span text:style-name="Strong_20_Emphasis"><text:span text:style-name="T20">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09">Vanaf ee</text:span>n <text:span text:style-name="T210">L</text:span>ive <text:span text:style-name="T211">USB</text:span><text:span text:style-name="T212">-stick</text:span><text:span text:style-name="T213"> </text:span>kunt <text:span text:style-name="T209">u opstarten en</text:span> <text:span text:style-name="T201">met </text:span><text:span text:style-name="T202">Linux</text:span><text:span text:style-name="Strong_20_Emphasis"><text:span text:style-name="T171"> </text:span></text:span>werken zonder enige bestanden op de harde schijf te wijzigen en maakt ook installatie van <text:span text:style-name="T217">Linux</text:span><text:span text:style-name="Strong_20_Emphasis"><text:span text:style-name="T171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8"><text:span text:style-name="Strong_20_Emphasis"><text:span text:style-name="T101">Maak een opstartbare USB-stick</text:span></text:span><text:span text:style-name="Strong_20_Emphasis"><text:span text:style-name="T102">:<text:line-break/></text:span></text:span><text:span text:style-name="Strong_20_Emphasis"><text:span text:style-name="T103">Download </text:span></text:span><text:span text:style-name="Strong_20_Emphasis"><text:span text:style-name="T104">een </text:span></text:span><text:span text:style-name="Strong_20_Emphasis"><text:span text:style-name="T105">cd</text:span></text:span><text:span text:style-name="Strong_20_Emphasis"><text:span text:style-name="T110">-beeldbestand</text:span></text:span><text:span text:style-name="Strong_20_Emphasis"><text:span text:style-name="T106"> </text:span></text:span><text:span text:style-name="Strong_20_Emphasis"><text:span text:style-name="T107">(.iso) </text:span></text:span><text:span text:style-name="Strong_20_Emphasis"><text:span text:style-name="T106">vanaf </text:span></text:span><text:a xlink:type="simple" xlink:href="https://nl.releases.ubuntu.com/" text:style-name="Internet_20_link" text:visited-style-name="Visited_20_Internet_20_Link"><text:span text:style-name="Strong_20_Emphasis"><text:span text:style-name="T214">nl.releases.ubuntu.com</text:span></text:span></text:a><text:span text:style-name="Strong_20_Emphasis"><text:span text:style-name="T106"> </text:span></text:span><text:span text:style-name="Strong_20_Emphasis"><text:span text:style-name="T109">of </text:span></text:span><text:span text:style-name="Strong_20_Emphasis"><text:span text:style-name="T119"><text:s/></text:span></text:span><text:a xlink:type="simple" xlink:href="https://www.debian.org/CD/live/" text:style-name="Internet_20_link" text:visited-style-name="Visited_20_Internet_20_Link"><text:span text:style-name="Strong_20_Emphasis"><text:span text:style-name="T216">debian.org/cd/live</text:span></text:span></text:a><text:span text:style-name="Strong_20_Emphasis"><text:span text:style-name="T111"> </text:span></text:span><text:span text:style-name="Strong_20_Emphasis"><text:span text:style-name="T112">(zie ook Checklist installatie).</text:span></text:span><text:span text:style-name="Strong_20_Emphasis"><text:span text:style-name="T108"><text:line-break/>De volgende stappen staan beschreven in </text:span></text:span><text:span text:style-name="Strong_20_Emphasis"><text:span text:style-name="T113">Linux informatie</text:span></text:span><text:span text:style-name="Strong_20_Emphasis"><text:span text:style-name="T108">, te vinden op </text:span></text:span><text:a xlink:type="simple" xlink:href="https://karelzimmer.nl/" text:style-name="Internet_20_link" text:visited-style-name="Visited_20_Internet_20_Link"><text:span text:style-name="Strong_20_Emphasis"><text:span text:style-name="T215">karelzimmer.nl</text:span></text:span></text:a><text:span text:style-name="Strong_20_Emphasis"><text:span text:style-name="T108">, onder </text:span></text:span><text:span text:style-name="Strong_20_Emphasis"><text:span text:style-name="T113">Linux</text:span></text:span><text:span text:style-name="Strong_20_Emphasis"><text:span text:style-name="T108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3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</text:span></text:span><text:span text:style-name="Strong_20_Emphasis"><text:span text:style-name="T28">aak een Windows </text:span></text:span><text:span text:style-name="Strong_20_Emphasis"><text:span text:style-name="T29">back-up</text:span></text:span><text:span text:style-name="Strong_20_Emphasis"><text:span text:style-name="T28"> via kopiëren naar een externe harddisk</text:span></text:span><text:span text:style-name="Strong_20_Emphasis"><text:span text:style-name="T5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Mijn documenten, </text:span></text:span><text:span text:style-name="Strong_20_Emphasis"><text:span text:style-name="T31">etc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Bureaubladachtergrond</text:span></text:span><text:span text:style-name="Strong_20_Emphasis"><text:span text:style-name="T32">en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3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3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3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3"><text:tab/></text:span></text:span><text:span text:style-name="Strong_20_Emphasis"><text:span text:style-name="T30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76">&lt;</text:span></text:span><text:span text:style-name="Definition"><text:span text:style-name="T177">Gebruikersnaam</text:span></text:span><text:span text:style-name="Definition"><text:span text:style-name="T176">&gt;</text:span></text:span><text:span text:style-name="Strong_20_Emphasis"><text:span text:style-name="T30">\Application Data\</text:span></text:span><text:span text:style-name="Strong_20_Emphasis"><text:span text:style-name="T11">Google</text:span></text:span><text:span text:style-name="Strong_20_Emphasis"><text:span text:style-name="T30">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6">&lt;</text:span></text:span><text:span text:style-name="Definition"><text:span text:style-name="T177">Gebruikersnaam</text:span></text:span><text:span text:style-name="Definition"><text:span text:style-name="T176">&gt;</text:span></text:span><text:span text:style-name="Strong_20_Emphasis"><text:span text:style-name="T34">\</text:span></text:span><text:span text:style-name="Strong_20_Emphasis"><text:span text:style-name="T30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3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3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3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3"><text:tab/></text:span></text:span><text:span text:style-name="Strong_20_Emphasis"><text:span text:style-name="T30">De aangemaakte F</text:span></text:span><text:span text:style-name="Strong_20_Emphasis"><text:span text:style-name="T52">irefox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76">&lt;</text:span></text:span><text:span text:style-name="Definition"><text:span text:style-name="T177">Gebruikersnaam</text:span></text:span><text:span text:style-name="Definition"><text:span text:style-name="T176">&gt;</text:span></text:span><text:span text:style-name="Strong_20_Emphasis"><text:span text:style-name="T30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6">&lt;</text:span></text:span><text:span text:style-name="Definition"><text:span text:style-name="T177">Gebruikersnaam</text:span></text:span><text:span text:style-name="Definition"><text:span text:style-name="T176">&gt;</text:span></text:span><text:span text:style-name="Strong_20_Emphasis"><text:span text:style-name="T34">\</text:span></text:span><text:span text:style-name="Strong_20_Emphasis"><text:span text:style-name="T3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3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3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3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3"><text:tab/></text:span></text:span><text:span text:style-name="Strong_20_Emphasis"><text:span text:style-name="T30">De aangemaakte T</text:span></text:span><text:span text:style-name="Strong_20_Emphasis"><text:span text:style-name="T52">hunderbird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4">C:\Documents and Settings\</text:span></text:span><text:span text:style-name="Definition"><text:span text:style-name="T178">&lt;</text:span></text:span><text:span text:style-name="Definition"><text:span text:style-name="T177">Gebruikersnaam</text:span></text:span><text:span text:style-name="Definition"><text:span text:style-name="T178">&gt;</text:span></text:span><text:span text:style-name="Strong_20_Emphasis"><text:span text:style-name="T34">\</text:span></text:span><text:span text:style-name="Strong_20_Emphasis"><text:span text:style-name="T30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6">&lt;</text:span></text:span><text:span text:style-name="Definition"><text:span text:style-name="T177">Gebruikersnaam</text:span></text:span><text:span text:style-name="Definition"><text:span text:style-name="T176">&gt;</text:span></text:span><text:span text:style-name="Strong_20_Emphasis"><text:span text:style-name="T34">\</text:span></text:span><text:span text:style-name="Strong_20_Emphasis"><text:span text:style-name="T30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26">Linux </text:span></text:span><text:span text:style-name="Strong_20_Emphasis"><text:span text:style-name="T127">installeren</text:span></text:span><text:span text:style-name="Strong_20_Emphasis"><text:span text:style-name="T35"> </text:span></text:span><text:span text:style-name="Emphasis"><text:span text:style-name="T78">(</text:span></text:span><text:span text:style-name="Emphasis"><text:span text:style-name="T79">Desktop: </text:span></text:span><text:span text:style-name="Emphasis"><text:span text:style-name="T77">overweeg dual-boot</text:span></text:span><text:span text:style-name="Emphasis"><text:span text:style-name="T78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60">Ubuntu </text:span></text:span><text:span text:style-name="Strong_20_Emphasis"><text:span text:style-name="T61">of Debian </text:span></text:span><text:span text:style-name="Strong_20_Emphasis"><text:span text:style-name="T10">Linux volgens de </text:span></text:span><text:span text:style-name="Strong_20_Emphasis"><text:span text:style-name="T66">Checklist</text:span></text:span><text:span text:style-name="Strong_20_Emphasis"><text:span text:style-name="T67"> i</text:span></text:span><text:span text:style-name="Strong_20_Emphasis"><text:span text:style-name="T68">nstallatie</text:span></text:span><text:span text:style-name="Strong_20_Emphasis"><text:span text:style-name="T12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15">karelzimmer.nl</text:span></text:span></text:a><text:span text:style-name="Strong_20_Emphasis"><text:span text:style-name="T108">, onder </text:span></text:span><text:span text:style-name="Strong_20_Emphasis"><text:span text:style-name="T113">Linux</text:span></text:span><text:span text:style-name="Strong_20_Emphasis"><text:span text:style-name="T108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79"><text:tab/></text:span></text:span></text:p>
      <text:list text:continue-numbering="true" text:style-name="L1">
        <text:list-item>
          <text:p text:style-name="P62"><text:span text:style-name="Strong_20_Emphasis"><text:span text:style-name="T69">Over</text:span></text:span><text:span text:style-name="Strong_20_Emphasis"><text:span text:style-name="T70">zetten </text:span></text:span><text:span text:style-name="Strong_20_Emphasis"><text:span text:style-name="T62">uitvoeren</text:span></text:span><text:span text:style-name="Strong_20_Emphasis"><text:span text:style-name="T26"> </text:span></text:span><text:span text:style-name="Strong_20_Emphasis"><text:span text:style-name="T85">(</text:span></text:span><text:span text:style-name="Strong_20_Emphasis"><text:span text:style-name="T91">op</text:span></text:span><text:span text:style-name="Strong_20_Emphasis"><text:span text:style-name="T85"> </text:span></text:span><text:span text:style-name="Strong_20_Emphasis"><text:span text:style-name="T92">Linux</text:span></text:span><text:span text:style-name="Strong_20_Emphasis"><text:span text:style-name="T85">)</text:span></text:span><text:span text:style-name="Strong_20_Emphasis"><text:span text:style-name="T26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81"/></text:span></text:p>
        </text:list-item>
      </text:list>
      <text:p text:style-name="P17"><text:span text:style-name="Strong_20_Emphasis"><text:span text:style-name="T179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9"><text:tab/></text:span></text:span><text:span text:style-name="Strong_20_Emphasis"><text:span text:style-name="T182">Zorg dat er geen </text:span></text:span><text:span text:style-name="Strong_20_Emphasis"><text:span text:style-name="T180">Internetverbinding </text:span></text:span><text:span text:style-name="Strong_20_Emphasis"><text:span text:style-name="T182">is, zodat er geen nieuwe </text:span></text:span><text:span text:style-name="Strong_20_Emphasis"><text:span text:style-name="T183">e-</text:span></text:span><text:span text:style-name="Strong_20_Emphasis"><text:span text:style-name="T182">mails </text:span></text:span><text:span text:style-name="Strong_20_Emphasis"><text:span text:style-name="T184">kunnen </text:span></text:span><text:span text:style-name="Strong_20_Emphasis"><text:span text:style-name="T183">binnen</text:span></text:span><text:span text:style-name="Strong_20_Emphasis"><text:span text:style-name="T182">komen.</text:span></text:span></text:p>
      <text:p text:style-name="P12"><text:span text:style-name="Strong_20_Emphasis"><text:span text:style-name="T54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26">Koppel de externe harddisk aan.</text:span></text:span></text:p>
      <text:p text:style-name="P12"><text:span text:style-name="Strong_20_Emphasis"><text:span text:style-name="T54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26">Kopieer </text:span></text:span><text:span text:style-name="Strong_20_Emphasis"><text:span text:style-name="T36">Mijn documenten, </text:span></text:span><text:span text:style-name="Strong_20_Emphasis"><text:span text:style-name="T31">etc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37">Kopieer </text:span></text:span><text:span text:style-name="Strong_20_Emphasis"><text:span text:style-name="T30">Bureaubladachtergrond </text:span></text:span><text:span text:style-name="Strong_20_Emphasis"><text:span text:style-name="T38">naar ~/Afbeeldingen.</text:span></text:span></text:p>
      <text:p text:style-name="P12"><text:span text:style-name="Strong_20_Emphasis"><text:span text:style-name="T54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26">Kopieer de </text:span></text:span><text:span text:style-name="Strong_20_Emphasis"><text:span text:style-name="T13">Chrome </text:span></text:span><text:span text:style-name="Strong_20_Emphasis"><text:span text:style-name="T26">data </text:span></text:span><text:span text:style-name="Strong_20_Emphasis"><text:span text:style-name="T37">naar ~/.</text:span></text:span><text:span text:style-name="Strong_20_Emphasis"><text:span text:style-name="T13">chrome</text:span></text:span><text:span text:style-name="Strong_20_Emphasis"><text:span text:style-name="T39">, </text:span></text:span><text:span text:style-name="Strong_20_Emphasis"><text:span text:style-name="T31">of in </text:span></text:span><text:span text:style-name="Strong_20_Emphasis"><text:span text:style-name="T37">~/.</text:span></text:span><text:span text:style-name="Strong_20_Emphasis"><text:span text:style-name="T14">google</text:span></text:span><text:span text:style-name="Strong_20_Emphasis"><text:span text:style-name="T37">.</text:span></text:span></text:p>
      <text:p text:style-name="P12"><text:span text:style-name="Strong_20_Emphasis"><text:span text:style-name="T54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26">Kopieer de Firefox data </text:span></text:span><text:span text:style-name="Strong_20_Emphasis"><text:span text:style-name="T37">naar ~/.mozilla </text:span></text:span><text:span text:style-name="Strong_20_Emphasis"><text:span text:style-name="T39">(let op </text:span></text:span><text:span text:style-name="Strong_20_Emphasis"><text:span text:style-name="T71">F</text:span></text:span><text:span text:style-name="Strong_20_Emphasis"><text:span text:style-name="T39">irefox</text:span></text:span><text:span text:style-name="Strong_20_Emphasis"><text:span text:style-name="T40">→</text:span></text:span><text:span text:style-name="Strong_20_Emphasis"><text:span text:style-name="T72">f</text:span></text:span><text:span text:style-name="Strong_20_Emphasis"><text:span text:style-name="T41">irefox</text:span></text:span><text:span text:style-name="Strong_20_Emphasis"><text:span text:style-name="T39">), </text:span></text:span><text:span text:style-name="Strong_20_Emphasis"><text:span text:style-name="T31">of in </text:span></text:span><text:span text:style-name="Strong_20_Emphasis"><text:span text:style-name="T37">~/.mozilla.</text:span></text:span></text:p>
      <text:p text:style-name="P17"><text:span text:style-name="Strong_20_Emphasis"><text:span text:style-name="T179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9"><text:tab/></text:span></text:span><text:span text:style-name="Strong_20_Emphasis"><text:span text:style-name="T180">Start Firefox en controleer de werking.</text:span></text:span></text:p>
      <text:p text:style-name="P17"><text:span text:style-name="Strong_20_Emphasis"><text:span text:style-name="T179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9"><text:tab/></text:span></text:span><text:span text:style-name="Strong_20_Emphasis"><text:span text:style-name="T179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9"><text:tab/></text:span></text:span><text:span text:style-name="Strong_20_Emphasis"><text:span text:style-name="T180">Kopieer de Thunderbird data </text:span></text:span><text:span text:style-name="Strong_20_Emphasis"><text:span text:style-name="T185">naar ~/.thunderbird, </text:span></text:span><text:span text:style-name="Strong_20_Emphasis"><text:span text:style-name="T186">of in </text:span></text:span><text:span text:style-name="Strong_20_Emphasis"><text:span text:style-name="T185">~/.thunderbird.</text:span></text:span></text:p>
      <text:p text:style-name="P12"><text:span text:style-name="Strong_20_Emphasis"><text:span text:style-name="T54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26">Start Thunderbird en controleer de werking </text:span></text:span><text:span text:style-name="Strong_20_Emphasis"><text:span text:style-name="T42">(inc</text:span></text:span><text:span text:style-name="Strong_20_Emphasis"><text:span text:style-name="T43">l</text:span></text:span><text:span text:style-name="Strong_20_Emphasis"><text:span text:style-name="T44">usief </text:span></text:span><text:span text:style-name="Strong_20_Emphasis"><text:span text:style-name="T42"><text:s/></text:span></text:span><text:span text:style-name="Strong_20_Emphasis"><text:span text:style-name="T45">eventuele</text:span></text:span><text:span text:style-name="Strong_20_Emphasis"><text:span text:style-name="T42"> Agenda)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46">Verwijder overbodige Windows-bestanden via </text:span></text:span><text:span text:style-name="Strong_20_Emphasis"><text:span text:style-name="T63">Terminalvenster</text:span></text:span><text:span text:style-name="T63"> </text:span><text:span text:style-name="T64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28">f</text:span></text:span><text:span text:style-name="User_20_Entry"><text:span text:style-name="T129">ind </text:span></text:span><text:span text:style-name="User_20_Entry"><text:span text:style-name="T128">$HOME</text:span></text:span><text:span text:style-name="User_20_Entry"><text:span text:style-name="T129"> -</text:span></text:span><text:span text:style-name="User_20_Entry"><text:span text:style-name="T130">i</text:span></text:span><text:span text:style-name="User_20_Entry"><text:span text:style-name="T129">name </text:span></text:span><text:span text:style-name="User_20_Entry"><text:span text:style-name="T131">d</text:span></text:span><text:span text:style-name="User_20_Entry"><text:span text:style-name="T129">esktop.ini -</text:span></text:span><text:span text:style-name="User_20_Entry"><text:span text:style-name="T132">d</text:span></text:span><text:span text:style-name="User_20_Entry"><text:span text:style-name="T133">e</text:span></text:span><text:span text:style-name="User_20_Entry"><text:span text:style-name="T132">lete </text:span></text:span><text:span text:style-name="User_20_Entry"><text:span text:style-name="T134">-or </text:span></text:span><text:span text:style-name="User_20_Entry"><text:span text:style-name="T129">-</text:span></text:span><text:span text:style-name="User_20_Entry"><text:span text:style-name="T135">i</text:span></text:span><text:span text:style-name="User_20_Entry"><text:span text:style-name="T129">name </text:span></text:span><text:span text:style-name="User_20_Entry"><text:span text:style-name="T135">t</text:span></text:span><text:span text:style-name="User_20_Entry"><text:span text:style-name="T129">humbs.db -</text:span></text:span><text:span text:style-name="User_20_Entry"><text:span text:style-name="T132">delete -</text:span></text:span><text:span text:style-name="User_20_Entry"><text:span text:style-name="T134">or </text:span></text:span><text:span text:style-name="User_20_Entry"><text:span text:style-name="T129">-name '*.</text:span></text:span><text:span text:style-name="User_20_Entry"><text:span text:style-name="T136">lnk'</text:span></text:span><text:span text:style-name="User_20_Entry"><text:span text:style-name="T129"> -</text:span></text:span><text:span text:style-name="User_20_Entry"><text:span text:style-name="T132">delete -</text:span></text:span><text:span text:style-name="User_20_Entry"><text:span text:style-name="T137">or </text:span></text:span><text:span text:style-name="User_20_Entry"><text:span text:style-name="T129">-</text:span></text:span><text:span text:style-name="User_20_Entry"><text:span text:style-name="T130">i</text:span></text:span><text:span text:style-name="User_20_Entry"><text:span text:style-name="T129">name '*.</text:span></text:span><text:span text:style-name="User_20_Entry"><text:span text:style-name="T138">exe'</text:span></text:span><text:span text:style-name="User_20_Entry"><text:span text:style-name="T129"> -</text:span></text:span><text:span text:style-name="User_20_Entry"><text:span text:style-name="T132">delete</text:span></text:span><text:span text:style-name="User_20_Entry"><text:span text:style-name="T74"><text:line-break/></text:span></text:span></text:p>
        </text:list-header>
      </text:list>
      <text:p text:style-name="P13"><text:span text:style-name="Strong_20_Emphasis"><text:span text:style-name="T54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26">Maak verbinding met het Internet, zodat er </text:span></text:span><text:span text:style-name="Strong_20_Emphasis"><text:span text:style-name="T47">weer</text:span></text:span><text:span text:style-name="Strong_20_Emphasis"><text:span text:style-name="T26"> nieuwe </text:span></text:span><text:span text:style-name="Strong_20_Emphasis"><text:span text:style-name="T48">e-</text:span></text:span><text:span text:style-name="Strong_20_Emphasis"><text:span text:style-name="T26">mails</text:span></text:span><text:span text:style-name="Strong_20_Emphasis"><text:span text:style-name="T49"> </text:span></text:span><text:span text:style-name="Strong_20_Emphasis"><text:span text:style-name="T48">binnen</text:span></text:span><text:span text:style-name="Strong_20_Emphasis"><text:span text:style-name="T26"> </text:span></text:span><text:span text:style-name="Strong_20_Emphasis"><text:span text:style-name="T49">kunnen </text:span></text:span><text:span text:style-name="Strong_20_Emphasis"><text:span text:style-name="T26">komen.</text:span></text:span></text:p>
      <text:list text:style-name="L2">
        <text:list-header>
          <text:p text:style-name="P69"><text:span text:style-name="Strong_20_Emphasis"><text:span text:style-name="T191"/></text:span></text:p>
          <text:p text:style-name="P70"><text:span text:style-name="Strong_20_Emphasis"><text:span text:style-name="T191"><text:line-break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1"> </text:span><text:span text:style-name="T50">is </text:span><text:span text:style-name="T51">voltooid.</text:span></text:p>
        </text:list-header>
      </text:list>
      <text:p text:style-name="P32"/>
      <text:list text:continue-numbering="true" text:style-name="L2">
        <text:list-header>
          <text:p text:style-name="P71"><text:span text:style-name="Emphasis"><text:span text:style-name="T18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7">Karel Zimmer</text:span></text:span></text:a><text:span text:style-name="Emphasis"><text:span text:style-name="T189">.</text:span></text:span></text:p>
          <text:p text:style-name="P72"><text:span text:style-name="Emphasis"><text:span text:style-name="T208">Licentie </text:span></text:span><text:span text:style-name="Emphasis"><text:span text:style-name="T189">C</text:span></text:span><text:span text:style-name="Emphasis"><text:span text:style-name="T190">C0</text:span></text:span><text:span text:style-name="Emphasis"><text:span text:style-name="T189"> 1.0 </text:span></text:span><text:span text:style-name="Emphasis"><text:span text:style-name="T2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7"><text:s/></text:span></text:span><text:span text:style-name="Emphasis"><text:span text:style-name="T2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7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206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94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93">Inkomende</text:span><text:span text:style-name="T192"> </text:span>mailserver<text:line-break/>(pop.voorbeeld.com)</text:p>
          </table:table-cell>
          <table:table-cell table:style-name="Tabel2.G1" office:value-type="string">
            <text:p text:style-name="P48"><text:span text:style-name="T192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11-07T11:07:20.861058840">07-11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11-07T11:07:20.862481459">07-11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07:20.718024121</dc:date>
    <meta:print-date>2014-01-05T10:21:33.960023988</meta:print-date>
    <meta:keyword>Installatie</meta:keyword>
    <meta:keyword>Checklist</meta:keyword>
    <meta:keyword>Linux</meta:keyword>
    <meta:editing-cycles>2450</meta:editing-cycles>
    <meta:editing-duration>P5DT2H34M24S</meta:editing-duration>
    <meta:printed-by>Karel Zimmer</meta:printed-by>
    <dc:creator>Karel Zimmer</dc:creator>
    <meta:document-statistic meta:table-count="5" meta:image-count="2" meta:object-count="0" meta:page-count="4" meta:paragraph-count="157" meta:word-count="568" meta:character-count="4563" meta:non-whitespace-character-count="3864"/>
    <meta:user-defined meta:name="Info 1"/>
    <meta:user-defined meta:name="Info 2"/>
    <meta:user-defined meta:name="Info 3"/>
    <meta:user-defined meta:name="Info 4"/>
  </office:meta>
</office:document-meta>
</file>